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db3b7" officeooo:paragraph-rsid="001db3b7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1db3b7" officeooo:paragraph-rsid="001db3b7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1f879f" officeooo:paragraph-rsid="001f879f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db3b7" officeooo:paragraph-rsid="001db3b7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f879f" officeooo:paragraph-rsid="001f879f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cc0000" fo:font-size="15pt" style:text-underline-style="solid" style:text-underline-width="auto" style:text-underline-color="font-color" fo:font-weight="normal" officeooo:rsid="001db3b7" officeooo:paragraph-rsid="001db3b7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cc0000" fo:font-size="15pt" style:text-underline-style="solid" style:text-underline-width="auto" style:text-underline-color="font-color" fo:font-weight="normal" officeooo:rsid="001f879f" officeooo:paragraph-rsid="001f879f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cc0000" fo:font-size="15pt" style:text-underline-style="none" fo:font-weight="normal" officeooo:rsid="001db3b7" officeooo:paragraph-rsid="001db3b7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cc0000" fo:font-size="15pt" style:text-underline-style="none" fo:font-weight="normal" officeooo:rsid="001f879f" officeooo:paragraph-rsid="001f879f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cc0000" fo:font-size="16pt" style:text-underline-style="none" fo:font-weight="normal" officeooo:rsid="00218c21" officeooo:paragraph-rsid="00218c21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333ff" fo:font-size="15pt" style:text-underline-style="solid" style:text-underline-width="auto" style:text-underline-color="font-color" fo:font-weight="normal" officeooo:rsid="001db3b7" officeooo:paragraph-rsid="001db3b7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3333ff" fo:font-size="15pt" style:text-underline-style="none" fo:font-weight="normal" officeooo:rsid="001db3b7" officeooo:paragraph-rsid="001db3b7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66cc00" fo:font-size="15pt" style:text-underline-style="solid" style:text-underline-width="auto" style:text-underline-color="font-color" fo:font-weight="normal" officeooo:rsid="001db3b7" officeooo:paragraph-rsid="001db3b7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66cc00" fo:font-size="15pt" style:text-underline-style="solid" style:text-underline-width="auto" style:text-underline-color="font-color" fo:font-weight="normal" officeooo:rsid="001f879f" officeooo:paragraph-rsid="001f879f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66cc00" fo:font-size="15pt" style:text-underline-style="none" fo:font-weight="normal" officeooo:rsid="001db3b7" officeooo:paragraph-rsid="001db3b7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66cc00" fo:font-size="15pt" style:text-underline-style="none" fo:font-weight="normal" officeooo:rsid="001f879f" officeooo:paragraph-rsid="001f879f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ff" fo:font-size="15pt" style:text-underline-style="solid" style:text-underline-width="auto" style:text-underline-color="font-color" fo:font-weight="normal" officeooo:rsid="001f879f" officeooo:paragraph-rsid="001f879f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ff" fo:font-size="15pt" style:text-underline-style="solid" style:text-underline-width="auto" style:text-underline-color="font-color" fo:font-weight="normal" officeooo:rsid="0021148d" officeooo:paragraph-rsid="0021148d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ff" fo:font-size="15pt" style:text-underline-style="none" fo:font-weight="normal" officeooo:rsid="001f879f" officeooo:paragraph-rsid="001f879f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ff" fo:font-size="15pt" style:text-underline-style="none" fo:font-weight="normal" officeooo:rsid="0021148d" officeooo:paragraph-rsid="0021148d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ff" fo:font-size="16pt" style:text-underline-style="none" fo:font-weight="normal" officeooo:rsid="00218c21" officeooo:paragraph-rsid="00218c21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officeooo:rsid="00218c21" officeooo:paragraph-rsid="00218c21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cc00" fo:font-size="16pt" style:text-underline-style="none" fo:font-weight="normal" officeooo:rsid="00218c21" officeooo:paragraph-rsid="00218c21" style:font-size-asian="14pt" style:font-weight-asian="normal" style:font-size-complex="16pt" style:font-weight-complex="normal"/>
    </style:style>
    <style:style style:name="T1" style:family="text">
      <style:text-properties officeooo:rsid="001f879f"/>
    </style:style>
    <style:style style:name="T2" style:family="text">
      <style:text-properties officeooo:rsid="0021148d"/>
    </style:style>
    <style:style style:name="T3" style:family="text">
      <style:text-properties fo:color="#0000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al Projet Tuteuré</text:p>
      <text:p text:style-name="P1"/>
      <text:p text:style-name="P21">Corentin</text:p>
      <text:p text:style-name="P10">Quentin</text:p>
      <text:p text:style-name="P22">Anthony</text:p>
      <text:p text:style-name="P23">Bastien</text:p>
      <text:p text:style-name="P1"/>
      <text:p text:style-name="P6">Diapo 1</text:p>
      <text:p text:style-name="P6"/>
      <text:p text:style-name="P8">- Présenter le projet dans le cadre du second projet tuteuré avec comme professeur référent m.Girardeau</text:p>
      <text:p text:style-name="P8"/>
      <text:p text:style-name="P6">Diapo 2</text:p>
      <text:p text:style-name="P6"/>
      <text:p text:style-name="P8">- Présentation de l’existant (PC sous Xubuntu relié au PC sous pfSense relié au hub gérant le chariot)</text:p>
      <text:p text:style-name="P8"/>
      <text:p text:style-name="P8">- Présentation de l’objectif du projet (regroupement des deux PC en un sous VM)</text:p>
      <text:p text:style-name="P8"/>
      <text:p text:style-name="P6">Diapo 3</text:p>
      <text:p text:style-name="P6"/>
      <text:p text:style-name="P8">- Présentation de l’oral via le sommaire</text:p>
      <text:p text:style-name="P4"/>
      <text:p text:style-name="P11">Diapo 4</text:p>
      <text:p text:style-name="P12"/>
      <text:p text:style-name="P12">- Installation de xenServer (boot d’une clé sous Windows avec Rufus contenant l’iso, boot du PC sur la clé)</text:p>
      <text:p text:style-name="P12"/>
      <text:p text:style-name="P12">- Configuration du xenServer (Vms, ajout iso pour VM)</text:p>
      <text:p text:style-name="P12"/>
      <text:p text:style-name="P12">- OpenXenManager/XenCenter ( Gestionnaire du serveur, création de Vms/ manipulation de Vms)</text:p>
      <text:p text:style-name="P4"/>
      <text:p text:style-name="P2">Diapo 5</text:p>
      <text:p text:style-name="P4"/>
      <text:p text:style-name="P4">- Présentation de pfSense (=pare-feu, lien entre wan/lan, carte réseau PC / adaptateur</text:p>
      <text:p text:style-name="P4"/>
      <text:p text:style-name="P4"><text:soft-page-break/>- Installation du pfSense (Ajout de l’iso au serveur, création de la VM)</text:p>
      <text:p text:style-name="P4"/>
      <text:p text:style-name="P4">- Configuration de la VM (mémoire, LAN/WAN)</text:p>
      <text:p text:style-name="P4"/>
      <text:p text:style-name="P4">-Interface web (pilotage, importation de la config)</text:p>
      <text:p text:style-name="P4"/>
      <text:p text:style-name="P13">Diapo 6</text:p>
      <text:p text:style-name="P15"/>
      <text:p text:style-name="P15">- Présentation de la VM (Utilité →<text:span text:style-name="T1"> script 64 bits</text:span>, intérêt pour les ports USB, <text:span text:style-name="T1">SDK</text:span>)</text:p>
      <text:p text:style-name="P15"/>
      <text:p text:style-name="P15">- Installation (iso, mémoire nécessaire/RAM)</text:p>
      <text:p text:style-name="P4"/>
      <text:p text:style-name="P7">Diapo 7</text:p>
      <text:p text:style-name="P9"/>
      <text:p text:style-name="P9">- Test à une tablette → Ne fonctionnait pas au début à cause du déboggage et ensuite de la gestion des ports (ports à débloquer), était visible mais pas accessible</text:p>
      <text:p text:style-name="P9"/>
      <text:p text:style-name="P9">- Test sur deux tablettes pour vérifier le fonctionnement de plusieurs ports et la détections multiple par hub USB</text:p>
      <text:p text:style-name="P9"/>
      <text:p text:style-name="P9">- Test sur chariot, on observe la détection des tablettes mais il a fallu changer de PC pour des besoins techniques : pas assez de tablettes détectées (alimentation)</text:p>
      <text:p text:style-name="P5"/>
      <text:p text:style-name="P14">Diapo 8</text:p>
      <text:p text:style-name="P16"/>
      <text:p text:style-name="P16">- Utilisation de TomsPlanner pour le Gant → on est tous passés sur chaque fragment du projet car réinstallation multiple</text:p>
      <text:p text:style-name="P16"/>
      <text:p text:style-name="P16">- Utilisation de git pour partager les recherches</text:p>
      <text:p text:style-name="P16"/>
      <text:p text:style-name="P16">- Utilisation du drive pour réaliser un rapport en commun et réalisation du rapport en latex</text:p>
      <text:p text:style-name="P5"/>
      <text:p text:style-name="P3">Diapo 9</text:p>
      <text:p text:style-name="P5"/>
      <text:p text:style-name="P5">- Probleme de reconnaissances des tablettes : pas toutes étaient reconnues. Plusieurs piste : le noyau ? l’alimentation ? Les ports usb ? → PC pas assez puissant pour reconnaître toutes les tablettes, changement de PC</text:p>
      <text:p text:style-name="P5"/>
      <text:p text:style-name="P5"><text:soft-page-break/>- Problème d’utilisation des ports USB : Observation d’une tablette connectée mais pas accès. → Déboggage ? Port usb pas observé ? → Activer le déboggage et débloquer les ports USB, mais certains ports ne doivent pas être débloqués</text:p>
      <text:p text:style-name="P5"/>
      <text:p text:style-name="P5">- Problème d’installation des iso sur le xenServer pour la création des Vms, la clé n’est pas reconnue. → Connexion en ssh et dépôt des isos dans le dossier contenant les iso.</text:p>
      <text:p text:style-name="P4"/>
      <text:p text:style-name="P17">Diapo 10</text:p>
      <text:p text:style-name="P19"/>
      <text:p text:style-name="P19">- Réussite car le fonctionnement est là et le résultat est concluant après beaucoup de recherches</text:p>
      <text:p text:style-name="P19"/>
      <text:p text:style-name="P19">- Notions acquises sur de ssystèmes comme xenServer ou pfSense, de la configuration de celles-ci</text:p>
      <text:p text:style-name="P19"/>
      <text:p text:style-name="P19">- Des connaissances pour la rédaction d’un tutoriel <text:span text:style-name="T2">en wiki</text:span></text:p>
      <text:p text:style-name="P19"/>
      <text:p text:style-name="P19">- <text:span text:style-name="T2">Améliorations possibles : la wi-fi (config dispo), regrouper tout sur un seul PC</text:span></text:p>
      <text:p text:style-name="P19"/>
      <text:p text:style-name="P18">Diapo 11</text:p>
      <text:p text:style-name="P20"/>
      <text:p text:style-name="P20">Remerciements du prof tuteur, des personnes dans la sal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23:09:07.765216988</meta:creation-date>
    <dc:date>2017-03-29T23:37:59.518737842</dc:date>
    <meta:editing-duration>PT4M5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43" meta:word-count="477" meta:character-count="2799" meta:non-whitespace-character-count="2365"/>
  </office:meta>
</office:document-meta>
</file>